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4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5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2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4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5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line draw:style-name="gr1" draw:text-style-name="P1" draw:layer="layout" svg:x1="1.75cm" svg:y1="0.625cm" svg:x2="1.75cm" svg:y2="0.875cm">
                  <text:p/>
                </draw:line>
                <draw:rect draw:style-name="gr2" draw:text-style-name="P1" draw:layer="layout" svg:width="0.5cm" svg:height="0.5cm" svg:x="1.75cm" svg:y="0.5cm">
                  <text:p/>
                </draw:rect>
              </draw:g>
              <draw:g>
                <draw:line draw:style-name="gr1" draw:text-style-name="P1" draw:layer="layout" svg:x1="1.75cm" svg:y1="1.625cm" svg:x2="1.75cm" svg:y2="1.875cm">
                  <text:p/>
                </draw:line>
                <draw:rect draw:style-name="gr2" draw:text-style-name="P1" draw:layer="layout" svg:width="0.5cm" svg:height="0.5cm" svg:x="1.75cm" svg:y="1.5cm">
                  <text:p/>
                </draw:rect>
              </draw:g>
              <draw:g>
                <draw:line draw:style-name="gr1" draw:text-style-name="P1" draw:layer="layout" svg:x1="1.75cm" svg:y1="2.625cm" svg:x2="1.75cm" svg:y2="2.875cm">
                  <text:p/>
                </draw:line>
                <draw:rect draw:style-name="gr2" draw:text-style-name="P1" draw:layer="layout" svg:width="0.5cm" svg:height="0.5cm" svg:x="1.75cm" svg:y="2.5cm">
                  <text:p/>
                </draw:rect>
              </draw:g>
              <draw:g>
                <draw:line draw:style-name="gr1" draw:text-style-name="P1" draw:layer="layout" svg:x1="1.75cm" svg:y1="3.625cm" svg:x2="1.75cm" svg:y2="3.875cm">
                  <text:p/>
                </draw:line>
                <draw:rect draw:style-name="gr2" draw:text-style-name="P1" draw:layer="layout" svg:width="0.5cm" svg:height="0.5cm" svg:x="1.75cm" svg:y="3.5cm">
                  <text:p/>
                </draw:rect>
              </draw:g>
              <draw:g>
                <draw:line draw:style-name="gr1" draw:text-style-name="P1" draw:layer="layout" svg:x1="4.75cm" svg:y1="3.625cm" svg:x2="4.75cm" svg:y2="3.875cm">
                  <text:p/>
                </draw:line>
                <draw:rect draw:style-name="gr2" draw:text-style-name="P1" draw:layer="layout" svg:width="0.5cm" svg:height="0.5cm" svg:x="4.25cm" svg:y="3.5cm">
                  <text:p/>
                </draw:rect>
              </draw:g>
              <draw:g>
                <draw:line draw:style-name="gr1" draw:text-style-name="P1" draw:layer="layout" svg:x1="4.75cm" svg:y1="2.625cm" svg:x2="4.75cm" svg:y2="2.875cm">
                  <text:p/>
                </draw:line>
                <draw:rect draw:style-name="gr2" draw:text-style-name="P1" draw:layer="layout" svg:width="0.5cm" svg:height="0.5cm" svg:x="4.25cm" svg:y="2.5cm">
                  <text:p/>
                </draw:rect>
              </draw:g>
              <draw:g>
                <draw:line draw:style-name="gr1" draw:text-style-name="P1" draw:layer="layout" svg:x1="4.75cm" svg:y1="1.625cm" svg:x2="4.75cm" svg:y2="1.875cm">
                  <text:p/>
                </draw:line>
                <draw:rect draw:style-name="gr2" draw:text-style-name="P1" draw:layer="layout" svg:width="0.5cm" svg:height="0.5cm" svg:x="4.25cm" svg:y="1.5cm">
                  <text:p/>
                </draw:rect>
              </draw:g>
              <draw:g>
                <draw:line draw:style-name="gr1" draw:text-style-name="P1" draw:layer="layout" svg:x1="4.75cm" svg:y1="0.625cm" svg:x2="4.75cm" svg:y2="0.875cm">
                  <text:p/>
                </draw:line>
                <draw:rect draw:style-name="gr2" draw:text-style-name="P1" draw:layer="layout" svg:width="0.5cm" svg:height="0.5cm" svg:x="4.25cm" svg:y="0.5cm">
                  <text:p/>
                </draw:rect>
              </draw:g>
              <draw:rect draw:style-name="gr3" draw:text-style-name="P1" draw:layer="layout" svg:width="2cm" svg:height="4cm" svg:x="2.25cm" svg:y="0.25cm">
                <text:p/>
              </draw:rect>
              <draw:frame draw:style-name="gr4" draw:text-style-name="P2" draw:layer="layout" svg:width="2cm" svg:height="1.5cm" draw:transform="rotate (-1.57079632679579) translate (4cm 1.25cm)">
                <draw:text-box>
                  <text:p><text:span text:style-name="T1">NE555</text:span></text:p>
                </draw:text-box>
              </draw:frame>
              <draw:path draw:style-name="gr5" draw:text-style-name="P1" draw:layer="layout" svg:width="-0.749cm" svg:height="-0.379cm" svg:x="3.625cm" svg:y="0.63cm" svg:viewBox="0 0 -750 -380" svg:d="m0 380c0-215 163-380 375-380s375 165 375 380z">
                <text:p/>
              </draw:path>
            </draw:g>
          </draw:g>
          <draw:frame draw:style-name="gr6" draw:text-style-name="P3" draw:layer="layout" svg:width="1.25cm" svg:height="0.5cm" svg:x="0.25cm" svg:y="3.5cm">
            <draw:text-box>
              <text:p text:style-name="P1"><text:span text:style-name="T2">RST</text:span></text:p>
            </draw:text-box>
          </draw:frame>
          <draw:frame draw:style-name="gr7" draw:text-style-name="P4" draw:layer="layout" svg:width="1.25cm" svg:height="0.5cm" svg:x="5cm" svg:y="0.5cm">
            <draw:text-box>
              <text:p text:style-name="P1"><text:span text:style-name="T3">V</text:span><text:span text:style-name="T4">cc</text:span></text:p>
            </draw:text-box>
          </draw:frame>
          <draw:frame draw:style-name="gr6" draw:text-style-name="P5" draw:layer="layout" svg:width="1.25cm" svg:height="0.5cm" svg:x="0.25cm" svg:y="0.5cm">
            <draw:text-box>
              <text:p text:style-name="P1"><text:span text:style-name="T5">GND</text:span></text:p>
            </draw:text-box>
          </draw:frame>
          <draw:frame draw:style-name="gr6" draw:text-style-name="P6" draw:layer="layout" svg:width="1.25cm" svg:height="0.5cm" svg:x="0.25cm" svg:y="1.5cm">
            <draw:text-box>
              <text:p text:style-name="P1"><text:span text:style-name="T6">TRIG</text:span></text:p>
            </draw:text-box>
          </draw:frame>
          <draw:frame draw:style-name="gr6" draw:text-style-name="P6" draw:layer="layout" svg:width="1.25cm" svg:height="0.5cm" svg:x="0.25cm" svg:y="2.5cm">
            <draw:text-box>
              <text:p text:style-name="P1"><text:span text:style-name="T6">OUT</text:span></text:p>
            </draw:text-box>
          </draw:frame>
          <draw:frame draw:style-name="gr7" draw:text-style-name="P6" draw:layer="layout" svg:width="1.25cm" svg:height="0.5cm" svg:x="5cm" svg:y="3.5cm">
            <draw:text-box>
              <text:p text:style-name="P1"><text:span text:style-name="T6">CTRL</text:span></text:p>
            </draw:text-box>
          </draw:frame>
          <draw:frame draw:style-name="gr7" draw:text-style-name="P6" draw:layer="layout" svg:width="1.25cm" svg:height="0.5cm" svg:x="5cm" svg:y="2.5cm">
            <draw:text-box>
              <text:p text:style-name="P1"><text:span text:style-name="T6">THR</text:span></text:p>
            </draw:text-box>
          </draw:frame>
          <draw:frame draw:style-name="gr7" draw:text-style-name="P6" draw:layer="layout" svg:width="1.25cm" svg:height="0.5cm" svg:x="5cm" svg:y="1.5cm">
            <draw:text-box>
              <text:p text:style-name="P1"><text:span text:style-name="T6">DI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0:17:35.29</dc:date>
    <meta:editing-duration>PT1H18M54S</meta:editing-duration>
    <meta:editing-cycles>50</meta:editing-cycles>
    <meta:document-statistic meta:object-count="38"/>
  </office:meta>
</office:document-meta>
</file>